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" svg:font-family="Caveat" style:font-family-generic="system" style:font-pitch="variable"/>
    <style:font-face style:name="Courier New2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42" style:family="table">
      <style:table-properties style:width="16.51cm" fo:margin-left="0cm" fo:margin-top="0cm" fo:margin-bottom="0cm" table:align="left"/>
    </style:style>
    <style:style style:name="Table42.A" style:family="table-column">
      <style:table-column-properties style:column-width="16.51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padding="0.176cm" fo:border="1pt solid #000000"/>
    </style:style>
    <style:style style:name="Table43" style:family="table">
      <style:table-properties style:width="16.51cm" fo:margin-left="0cm" fo:margin-top="0cm" fo:margin-bottom="0cm" table:align="left"/>
    </style:style>
    <style:style style:name="Table43.A" style:family="table-column">
      <style:table-column-properties style:column-width="16.51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padding="0.176cm" fo:border="1pt solid #000000"/>
    </style:style>
    <style:style style:name="Table44" style:family="table">
      <style:table-properties style:width="16.51cm" fo:margin-left="0cm" fo:margin-top="0cm" fo:margin-bottom="0cm" table:align="left"/>
    </style:style>
    <style:style style:name="Table44.A" style:family="table-column">
      <style:table-column-properties style:column-width="16.51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padding="0.176cm" fo:border="1pt solid #000000"/>
    </style:style>
    <style:style style:name="Table45" style:family="table">
      <style:table-properties style:width="16.51cm" fo:margin-left="0cm" fo:margin-top="0cm" fo:margin-bottom="0cm" table:align="left"/>
    </style:style>
    <style:style style:name="Table45.A" style:family="table-column">
      <style:table-column-properties style:column-width="16.5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padding="0.176cm" fo:border="1pt solid #000000"/>
    </style:style>
    <style:style style:name="Table46" style:family="table">
      <style:table-properties style:width="16.51cm" fo:margin-left="0cm" fo:margin-top="0cm" fo:margin-bottom="0cm" table:align="left"/>
    </style:style>
    <style:style style:name="Table46.A" style:family="table-column">
      <style:table-column-properties style:column-width="16.51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padding="0.176cm" fo:border="1pt solid #000000"/>
    </style:style>
    <style:style style:name="Table47" style:family="table">
      <style:table-properties style:width="16.51cm" fo:margin-left="0cm" fo:margin-top="0cm" fo:margin-bottom="0cm" table:align="left"/>
    </style:style>
    <style:style style:name="Table47.A" style:family="table-column">
      <style:table-column-properties style:column-width="16.51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padding="0.176cm" fo:border="1pt solid #000000"/>
    </style:style>
    <style:style style:name="Table48" style:family="table">
      <style:table-properties style:width="16.51cm" fo:margin-left="0cm" fo:margin-top="0cm" fo:margin-bottom="0cm" table:align="left"/>
    </style:style>
    <style:style style:name="Table48.A" style:family="table-column">
      <style:table-column-properties style:column-width="16.51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padding="0.176cm" fo:border="1pt solid #000000"/>
    </style:style>
    <style:style style:name="Table49" style:family="table">
      <style:table-properties style:width="16.51cm" fo:margin-left="0cm" fo:margin-top="0cm" fo:margin-bottom="0cm" table:align="left"/>
    </style:style>
    <style:style style:name="Table49.A" style:family="table-column">
      <style:table-column-properties style:column-width="16.51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padding="0.176cm" fo:border="1pt solid #000000"/>
    </style:style>
    <style:style style:name="Table50" style:family="table">
      <style:table-properties style:width="16.51cm" fo:margin-left="0cm" fo:margin-top="0cm" fo:margin-bottom="0cm" table:align="left"/>
    </style:style>
    <style:style style:name="Table50.A" style:family="table-column">
      <style:table-column-properties style:column-width="16.51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padding="0.176cm" fo:border="1pt solid #000000"/>
    </style:style>
    <style:style style:name="Table51" style:family="table">
      <style:table-properties style:width="16.51cm" fo:margin-left="0cm" fo:margin-top="0cm" fo:margin-bottom="0cm" table:align="left"/>
    </style:style>
    <style:style style:name="Table51.A" style:family="table-column">
      <style:table-column-properties style:column-width="16.51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officeooo:paragraph-rsid="000d2329"/>
    </style:style>
    <style:style style:name="P2" style:family="paragraph" style:parent-style-name="Standard">
      <style:paragraph-properties fo:text-align="start" style:justify-single-word="false"/>
      <style:text-properties style:font-name="Arial1" fo:font-style="italic" officeooo:rsid="000e025b" officeooo:paragraph-rsid="000d2329" fo:background-color="transparent" style:font-name-asian="Caveat" style:font-style-asian="italic" style:font-name-complex="Caveat" style:font-style-complex="italic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line-height="100%" fo:orphans="0" fo:widows="0"/>
      <style:text-properties style:font-name="Courier New" style:font-name-asian="Courier New2" style:font-name-complex="Courier New2"/>
    </style:style>
    <style:style style:name="P5" style:family="paragraph" style:parent-style-name="Standard">
      <style:paragraph-properties fo:text-align="start" style:justify-single-word="false"/>
      <style:text-properties officeooo:paragraph-rsid="000d2329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 style:master-page-name="Standard">
      <style:paragraph-properties fo:text-align="start" style:justify-single-word="false" style:page-number="1"/>
      <style:text-properties style:font-name="Arial1" fo:font-style="italic" officeooo:rsid="000e025b" officeooo:paragraph-rsid="000d2329" fo:background-color="transparent" style:font-name-asian="Caveat" style:font-style-asian="italic" style:font-name-complex="Caveat" style:font-style-complex="italic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ebae2" style:font-size-asian="9pt" style:font-size-complex="9pt"/>
    </style:style>
    <style:style style:name="T4" style:family="text">
      <style:text-properties fo:font-size="9pt" officeooo:rsid="000e025b" style:font-size-asian="9pt" style:font-size-complex="9pt"/>
    </style:style>
    <style:style style:name="T5" style:family="text">
      <style:text-properties style:font-name="Arial1" fo:font-size="16pt" fo:background-color="#000000" loext:char-shading-value="0" style:font-name-asian="Caveat" style:font-size-asian="16pt" style:font-name-complex="Caveat" style:font-size-complex="16pt"/>
    </style:style>
    <style:style style:name="T6" style:family="text">
      <style:text-properties style:font-name="Arial1" fo:font-size="16pt" officeooo:rsid="000d2329" fo:background-color="#000000" loext:char-shading-value="0" style:font-name-asian="Caveat" style:font-size-asian="16pt" style:font-name-complex="Caveat" style:font-size-complex="16pt"/>
    </style:style>
    <style:style style:name="T7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/>
      <text:p text:style-name="P5"><text:span text:style-name="T6">Base de Datos</text:span><text:span text:style-name="T5"> - </text:span><text:span text:style-name="T6">WebCitas</text:span></text:p>
      <text:p text:style-name="P3"/>
      <text:list xml:id="list3963957635" text:style-name="WWNum1">
        <text:list-item>
          <text:p text:style-name="P8">Mostrar el nombre de usuario y el correo de todas las personas registradas cuya profesión es “Policía”</text:p>
        </text:list-item>
      </text:list>
      <text:p text:style-name="Standard"/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4"/>
          </table:table-cell>
        </table:table-row>
      </table:table>
      <text:p text:style-name="Standard"/>
      <text:list xml:id="list144146147347824" text:continue-numbering="true" text:style-name="WWNum1">
        <text:list-item>
          <text:p text:style-name="P8">Mostrar el nombre de usuario, correo electrónico y sexo de todas las personas registradas cuya fecha de nacimiento es anterior al 1 de enero de 1988.</text:p>
        </text:list-item>
      </text:list>
      <text:p text:style-name="Standard"/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4"/>
          </table:table-cell>
        </table:table-row>
      </table:table>
      <text:p text:style-name="P6"/>
      <text:list xml:id="list144146374888687" text:continue-numbering="true" text:style-name="WWNum1">
        <text:list-item>
          <text:p text:style-name="P8">Mostrar el número de cita y nombre de usuario que ha respondido “mal” a la encuesta correspondiente.</text:p>
        </text:list-item>
      </text:list>
      <text:p text:style-name="Standard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4"/>
          </table:table-cell>
        </table:table-row>
      </table:table>
      <text:p text:style-name="P6"/>
      <text:list xml:id="list144145035278498" text:continue-numbering="true" text:style-name="WWNum1">
        <text:list-item>
          <text:p text:style-name="P8">Nombres de usuario a los que “<text:span text:style-name="T7">djrodrigo” </text:span>ha indicado que le gusta.</text:p>
        </text:list-item>
      </text:list>
      <text:p text:style-name="Standard"/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4"/>
          </table:table-cell>
        </table:table-row>
      </table:table>
      <text:p text:style-name="P6"/>
      <text:list xml:id="list144145187965963" text:continue-numbering="true" text:style-name="WWNum1">
        <text:list-item>
          <text:p text:style-name="P8">Códigos de cita en las que ha participado el usuario <text:span text:style-name="T7">“vgmartinez”</text:span></text:p>
        </text:list-item>
      </text:list>
      <text:p text:style-name="Standard"/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4"/>
          </table:table-cell>
        </table:table-row>
      </table:table>
      <text:p text:style-name="P6"/>
      <text:list xml:id="list144145097498703" text:continue-numbering="true" text:style-name="WWNum1">
        <text:list-item>
          <text:p text:style-name="P8">Nombre de usuario, código de afición y frecuencia con la que se realiza, de todas las aficiones cuyo código sea 3, 4, 5 o 6.</text:p>
        </text:list-item>
      </text:list>
      <text:p text:style-name="Standard"/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4"/>
          </table:table-cell>
        </table:table-row>
      </table:table>
      <text:p text:style-name="P6"/>
      <text:p text:style-name="P6"/>
      <text:p text:style-name="P6"/>
      <text:p text:style-name="P6"/>
      <text:list xml:id="list144145498525938" text:continue-numbering="true" text:style-name="WWNum1">
        <text:list-item>
          <text:p text:style-name="P8"><text:soft-page-break/>Mostrar las diferentes formaciones de los usuarios registrados, sin que se repitan.</text:p>
        </text:list-item>
      </text:list>
      <text:p text:style-name="Standard"/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4"/>
          </table:table-cell>
        </table:table-row>
      </table:table>
      <text:p text:style-name="P6"/>
      <text:list xml:id="list144146417066173" text:continue-numbering="true" text:style-name="WWNum1">
        <text:list-item>
          <text:p text:style-name="P8">Mostrar el nombre de los usuarios cuya letra de NIF es la “L”</text:p>
        </text:list-item>
      </text:list>
      <text:p text:style-name="Standard"/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4"/>
          </table:table-cell>
        </table:table-row>
      </table:table>
      <text:p text:style-name="P6"/>
      <text:list xml:id="list144145698098002" text:continue-numbering="true" text:style-name="WWNum1">
        <text:list-item>
          <text:p text:style-name="P8">Mostrar el nombre completo y teléfono de los usuarios que tienen el apellido “Perez”.</text:p>
        </text:list-item>
      </text:list>
      <text:p text:style-name="Standard"/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4"><text:s/></text:p>
          </table:table-cell>
        </table:table-row>
      </table:table>
      <text:p text:style-name="P6"/>
      <text:list xml:id="list144146183601021" text:continue-numbering="true" text:style-name="WWNum1">
        <text:list-item>
          <text:p text:style-name="P8">Mostrar el nombre de usuario de todas las mujeres ateas registradas en la web de citas.</text:p>
        </text:list-item>
      </text:list>
      <text:p text:style-name="Standard"/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4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" svg:font-family="Caveat" style:font-family-generic="system" style:font-pitch="variable"/>
    <style:font-face style:name="Courier New2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text-properties officeooo:paragraph-rsid="000d2329"/>
    </style:style>
    <style:style style:name="MP2" style:family="paragraph" style:parent-style-name="Standard">
      <style:paragraph-properties fo:text-align="start" style:justify-single-word="false"/>
      <style:text-properties style:font-name="Arial1" fo:font-style="italic" officeooo:rsid="000e025b" officeooo:paragraph-rsid="000d2329" fo:background-color="transparent" style:font-name-asian="Caveat" style:font-style-asian="italic" style:font-name-complex="Caveat" style:font-style-complex="italic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officeooo:rsid="000ebae2" style:font-size-asian="9pt" style:font-size-complex="9pt"/>
    </style:style>
    <style:style style:name="MT4" style:family="text">
      <style:text-properties fo:font-size="9pt" officeooo:rsid="000e025b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ases de Datos</text:span><text:span text:style-name="MT2"><text:line-break/>EJERCICIOS UNIDAD 6: DQL </text:span><text:span text:style-name="MT3">| <text:s/>Parte 1 Ejercicios adicionales</text:span><text:span text:style-name="MT4"><text:line-break/>Profesor: Jesús García</text:span><text:span text:style-name="MT2"><text:line-break/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20-01-31T08:37:46.400000000</dc:date>
    <meta:editing-duration>PT8M54S</meta:editing-duration>
    <meta:editing-cycles>3</meta:editing-cycles>
    <meta:document-statistic meta:table-count="10" meta:image-count="0" meta:object-count="0" meta:page-count="2" meta:paragraph-count="13" meta:word-count="193" meta:character-count="1065" meta:non-whitespace-character-count="891"/>
  </office:meta>
</office:document-meta>
</file>